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4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6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7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0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2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3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5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7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8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2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4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6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5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48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2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2">
      <style:text-properties fo:font-size="16pt" officeooo:rsid="001c4405" officeooo:paragraph-rsid="0066f32a" style:font-size-asian="16pt" style:font-size-complex="16pt"/>
    </style:style>
    <style:style style:name="P61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3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4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5">
      <style:text-properties fo:font-size="16pt" officeooo:rsid="001c4405" officeooo:paragraph-rsid="006763b5" style:font-size-asian="16pt" style:font-size-complex="16pt"/>
    </style:style>
    <style:style style:name="P67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69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49">
      <loext:graphic-properties draw:fill="solid" draw:fill-color="#ffff00" draw:opacity="100%"/>
      <style:paragraph-properties fo:background-color="#ffff00"/>
      <style:text-properties fo:font-size="16pt" officeooo:rsid="001c4405" officeooo:paragraph-rsid="00457e07" style:font-size-asian="16pt" style:font-size-complex="16pt"/>
    </style:style>
    <style:style style:name="P73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75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6" style:family="paragraph" style:parent-style-name="Standard" style:list-style-name="L52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8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9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80" style:family="paragraph" style:parent-style-name="Standard" style:list-style-name="L55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1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82" style:family="paragraph" style:parent-style-name="Standard" style:list-style-name="L58">
      <loext:graphic-properties draw:fill="solid" draw:fill-color="#ffff00" draw:opacity="100%"/>
      <style:paragraph-properties fo:background-color="#ffff00"/>
      <style:text-properties fo:font-size="16pt" officeooo:rsid="001c4405" officeooo:paragraph-rsid="001c4405" style:font-size-asian="16pt" style:font-size-complex="16pt"/>
    </style:style>
    <style:style style:name="P83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84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85" style:family="paragraph" style:parent-style-name="Standard" style:list-style-name="L62">
      <style:text-properties fo:font-size="16pt" officeooo:rsid="001c4405" officeooo:paragraph-rsid="001c4405" style:font-size-asian="16pt" style:font-size-complex="16pt"/>
    </style:style>
    <style:style style:name="P86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87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8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9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90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91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92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93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94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95" style:family="paragraph" style:parent-style-name="Standard" style:list-style-name="L41">
      <style:text-properties fo:font-size="16pt" officeooo:rsid="0066f32a" officeooo:paragraph-rsid="001c4405" style:font-size-asian="16pt" style:font-size-complex="16pt"/>
    </style:style>
    <style:style style:name="P96" style:family="paragraph" style:parent-style-name="Standard" style:list-style-name="L41">
      <style:text-properties fo:font-size="16pt" officeooo:rsid="00659f3e" officeooo:paragraph-rsid="00659f3e" style:font-size-asian="16pt" style:font-size-complex="16pt"/>
    </style:style>
    <style:style style:name="P97" style:family="paragraph" style:parent-style-name="Standard" style:list-style-name="L41">
      <style:text-properties fo:font-size="16pt" officeooo:rsid="0064cb75" officeooo:paragraph-rsid="0064cb75" style:font-size-asian="16pt" style:font-size-complex="16pt"/>
    </style:style>
    <style:style style:name="P98" style:family="paragraph" style:parent-style-name="Standard" style:list-style-name="L41">
      <style:text-properties fo:font-size="16pt" officeooo:rsid="006a29a9" officeooo:paragraph-rsid="00659f3e" style:font-size-asian="16pt" style:font-size-complex="16pt"/>
    </style:style>
    <style:style style:name="P99" style:family="paragraph" style:parent-style-name="Standard" style:list-style-name="L44">
      <style:text-properties fo:font-size="16pt" officeooo:rsid="006763b5" officeooo:paragraph-rsid="006763b5" style:font-size-asian="16pt" style:font-size-complex="16pt"/>
    </style:style>
    <style:style style:name="P100" style:family="paragraph" style:parent-style-name="Standard" style:list-style-name="L44">
      <style:text-properties fo:font-size="16pt" officeooo:rsid="006b86a9" officeooo:paragraph-rsid="006763b5" style:font-size-asian="16pt" style:font-size-complex="16pt"/>
    </style:style>
    <style:style style:name="P101" style:family="paragraph" style:parent-style-name="Standard" style:list-style-name="L44">
      <style:text-properties fo:font-size="16pt" officeooo:rsid="0068c9ef" officeooo:paragraph-rsid="001c4405" style:font-size-asian="16pt" style:font-size-complex="16pt"/>
    </style:style>
    <style:style style:name="P102" style:family="paragraph" style:parent-style-name="Standard" style:list-style-name="L44">
      <style:text-properties fo:font-size="16pt" officeooo:rsid="006d192c" officeooo:paragraph-rsid="001c4405" style:font-size-asian="16pt" style:font-size-complex="16pt"/>
    </style:style>
    <style:style style:name="P103" style:family="paragraph" style:parent-style-name="Standard" style:list-style-name="L50">
      <style:text-properties fo:font-size="16pt" officeooo:rsid="006e10fb" officeooo:paragraph-rsid="006e10fb" style:font-size-asian="16pt" style:font-size-complex="16pt"/>
    </style:style>
    <style:style style:name="P104" style:family="paragraph" style:parent-style-name="Standard" style:list-style-name="L53">
      <style:text-properties fo:font-size="16pt" officeooo:rsid="007623c8" officeooo:paragraph-rsid="007623c8" style:font-size-asian="16pt" style:font-size-complex="16pt"/>
    </style:style>
    <style:style style:name="P105" style:family="paragraph" style:parent-style-name="Standard" style:list-style-name="L53">
      <style:text-properties fo:font-size="16pt" officeooo:rsid="0074a890" officeooo:paragraph-rsid="0074a890" style:font-size-asian="16pt" style:font-size-complex="16pt"/>
    </style:style>
    <style:style style:name="P106" style:family="paragraph" style:parent-style-name="Standard" style:list-style-name="L53">
      <style:text-properties fo:font-size="16pt" officeooo:rsid="006f6828" officeooo:paragraph-rsid="006f6828" style:font-size-asian="16pt" style:font-size-complex="16pt"/>
    </style:style>
    <style:style style:name="P107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108" style:family="paragraph" style:parent-style-name="Standard" style:list-style-name="L57">
      <style:text-properties fo:font-size="16pt" officeooo:rsid="005bc5cb" officeooo:paragraph-rsid="0077fd86" style:font-size-asian="16pt" style:font-size-complex="16pt"/>
    </style:style>
    <style:style style:name="P109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110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111" style:family="paragraph" style:parent-style-name="Standard" style:list-style-name="L61">
      <style:text-properties fo:font-size="16pt" officeooo:rsid="005d5d36" officeooo:paragraph-rsid="005d5d36" style:font-size-asian="16pt" style:font-size-complex="16pt"/>
    </style:style>
    <style:style style:name="P112" style:family="paragraph" style:parent-style-name="Standard" style:list-style-name="L61">
      <style:text-properties fo:font-size="16pt" officeooo:rsid="005d5d36" officeooo:paragraph-rsid="007c50f5" style:font-size-asian="16pt" style:font-size-complex="16pt"/>
    </style:style>
    <style:style style:name="P113" style:family="paragraph" style:parent-style-name="Standard" style:list-style-name="L57">
      <style:text-properties fo:font-size="16pt" officeooo:rsid="0077fd86" officeooo:paragraph-rsid="0077fd86" style:font-size-asian="16pt" style:font-size-complex="16pt"/>
    </style:style>
    <style:style style:name="P114" style:family="paragraph" style:parent-style-name="Standard" style:list-style-name="L59">
      <style:text-properties fo:font-size="16pt" officeooo:rsid="007c4a15" officeooo:paragraph-rsid="007c4a15" style:font-size-asian="16pt" style:font-size-complex="16pt"/>
    </style:style>
    <style:style style:name="P115" style:family="paragraph" style:parent-style-name="Standard" style:list-style-name="L59">
      <style:text-properties fo:font-size="16pt" officeooo:rsid="007c4a15" officeooo:paragraph-rsid="007da844" style:font-size-asian="16pt" style:font-size-complex="16pt"/>
    </style:style>
    <style:style style:name="P116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fo:font-weight="bold" officeooo:rsid="0066f32a" style:font-weight-asian="bold" style:font-weight-complex="bold"/>
    </style:style>
    <style:style style:name="T5" style:family="text">
      <style:text-properties officeooo:rsid="0030db04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ee902"/>
    </style:style>
    <style:style style:name="T24" style:family="text">
      <style:text-properties officeooo:rsid="001c4405" fo:background-color="transparent" loext:char-shading-value="0"/>
    </style:style>
    <style:style style:name="T25" style:family="text">
      <style:text-properties officeooo:rsid="004d5e6c" fo:background-color="transparent" loext:char-shading-value="0"/>
    </style:style>
    <style:style style:name="T26" style:family="text">
      <style:text-properties officeooo:rsid="00518a67"/>
    </style:style>
    <style:style style:name="T27" style:family="text">
      <style:text-properties officeooo:rsid="005338cd"/>
    </style:style>
    <style:style style:name="T28" style:family="text">
      <style:text-properties officeooo:rsid="00579fa2"/>
    </style:style>
    <style:style style:name="T29" style:family="text">
      <style:text-properties officeooo:rsid="00596488"/>
    </style:style>
    <style:style style:name="T30" style:family="text">
      <style:text-properties officeooo:rsid="005b0419"/>
    </style:style>
    <style:style style:name="T31" style:family="text">
      <style:text-properties officeooo:rsid="005bc5cb"/>
    </style:style>
    <style:style style:name="T32" style:family="text">
      <style:text-properties officeooo:rsid="005d5d36"/>
    </style:style>
    <style:style style:name="T33" style:family="text">
      <style:text-properties officeooo:rsid="00610173"/>
    </style:style>
    <style:style style:name="T34" style:family="text">
      <style:text-properties officeooo:rsid="006763b5"/>
    </style:style>
    <style:style style:name="T35" style:family="text">
      <style:text-properties officeooo:rsid="006dcdf1"/>
    </style:style>
    <style:style style:name="T36" style:family="text">
      <style:text-properties officeooo:rsid="006e10fb"/>
    </style:style>
    <style:style style:name="T37" style:family="text">
      <style:text-properties officeooo:rsid="0071552a"/>
    </style:style>
    <style:style style:name="T38" style:family="text">
      <style:text-properties officeooo:rsid="007c4a15"/>
    </style:style>
    <style:style style:name="T39" style:family="text">
      <style:text-properties officeooo:rsid="007da8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2971048248887290745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3377543957984334106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95752927462703" text:continue-list="list2971048248887290745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1255312095244376978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195751012146400" text:continue-list="list195752927462703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6210234502017274340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298150135467275655" text:style-name="L5">
        <text:list-item>
          <text:list>
            <text:list-item>
              <text:p text:style-name="P13">Dispersal</text:p>
            </text:list-item>
            <text:list-item>
              <text:p text:style-name="P13">Dispersal</text:p>
            </text:list-item>
            <text:list-item>
              <text:p text:style-name="P13">Dispersal</text:p>
            </text:list-item>
          </text:list>
        </text:list-item>
      </text:list>
      <text:list xml:id="list195752432289377" text:continue-list="list6210234502017274340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1139683825219306022" text:style-name="L6">
        <text:list-item>
          <text:list>
            <text:list-item>
              <text:p text:style-name="P14">Getting used to: Success -&gt; Dibuix </text:p>
            </text:list-item>
            <text:list-item>
              <text:p text:style-name="P14">Perfection 2: Perfect -&gt; text hominins</text:p>
            </text:list-item>
            <text:list-item>
              <text:p text:style-name="P15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95751379069664" text:continue-list="list195752432289377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2">Text: "Our destiny is to arrive to 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6869419471468054789" text:style-name="L7">
        <text:list-item>
          <text:p text:style-name="P16">Atributs:</text:p>
          <text:list>
            <text:list-item>
              <text:p text:style-name="P16">Mobility</text:p>
            </text:list-item>
            <text:list-item>
              <text:p text:style-name="P16">Reproduction</text:p>
            </text:list-item>
            <text:list-item>
              <text:p text:style-name="P16">Resistance</text:p>
            </text:list-item>
          </text:list>
          <text:p text:style-name="P16"/>
        </text:list-item>
        <text:list-item>
          <text:p text:style-name="P16">Poders:</text:p>
          <text:list>
            <text:list-item>
              <text:p text:style-name="P16">Resistance <text:span text:style-name="T29">(àrea)</text:span></text:p>
            </text:list-item>
            <text:list-item>
              <text:p text:style-name="P16">Reproduction <text:span text:style-name="T29">(global)</text:span></text:p>
            </text:list-item>
          </text:list>
          <text:p text:style-name="P16"/>
        </text:list-item>
        <text:list-item>
          <text:p text:style-name="P16">Goals:</text:p>
        </text:list-item>
      </text:list>
      <text:list xml:id="list7615767241496062550" text:style-name="L8">
        <text:list-item>
          <text:list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  <text:list-item>
              <text:p text:style-name="P17">Dispersal</text:p>
            </text:list-item>
          </text:list>
        </text:list-item>
      </text:list>
      <text:list xml:id="list195752581917549" text:continue-list="list6869419471468054789" text:style-name="L7">
        <text:list-header>
          <text:p text:style-name="P16"/>
        </text:list-header>
        <text:list-item>
          <text:p text:style-name="P16">Achievements:</text:p>
        </text:list-item>
      </text:list>
      <text:list xml:id="list8720768694988209612" text:style-name="L9">
        <text:list-item>
          <text:list>
            <text:list-item>
              <text:p text:style-name="P18">Boosted: Success -&gt; Dibuix</text:p>
            </text:list-item>
            <text:list-item>
              <text:p text:style-name="P18">Perfection 3: Perfect -&gt; <text:span text:style-name="T9">img</text:span> Beagle and Darwin</text:p>
            </text:list-item>
            <text:list-item>
              <text:p text:style-name="P19">The hard way: have 10 EPs →<text:span text:style-name="T8"> text reproduction in hunter gatherers</text:span></text:p>
            </text:list-item>
          </text:list>
        </text:list-item>
      </text:list>
      <text:list xml:id="list195751700647911" text:continue-list="list195752581917549" text:style-name="L7">
        <text:list-header>
          <text:p text:style-name="P16"/>
        </text:list-header>
        <text:list-item>
          <text:p text:style-name="P16">Story: </text:p>
          <text:list>
            <text:list-item>
              <text:p text:style-name="P16">Dibu: Homínid descobrint el foc</text:p>
            </text:list-item>
            <text:list-item>
              <text:p text:style-name="P16">Contingut: Sentit d'identitat i de destí de conquerir el planeta</text:p>
            </text:list-item>
            <text:list-item>
              <text:p text:style-name="P16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2347738655410769049" text:style-name="L10">
        <text:list-item>
          <text:p text:style-name="P20">Atributs:</text:p>
          <text:list>
            <text:list-item>
              <text:p text:style-name="P20">Mobility</text:p>
            </text:list-item>
            <text:list-item>
              <text:p text:style-name="P20">Technology</text:p>
            </text:list-item>
            <text:list-item>
              <text:p text:style-name="P20">Resistance</text:p>
            </text:list-item>
          </text:list>
          <text:p text:style-name="P20"/>
        </text:list-item>
        <text:list-item>
          <text:p text:style-name="P20">Poders:</text:p>
          <text:list>
            <text:list-item>
              <text:p text:style-name="P21">Resistance <text:span text:style-name="T29">(àrea)</text:span></text:p>
            </text:list-item>
            <text:list-item>
              <text:p text:style-name="P21">Reproduction <text:span text:style-name="T29">(global)</text:span></text:p>
            </text:list-item>
          </text:list>
          <text:p text:style-name="P20"/>
        </text:list-item>
        <text:list-item>
          <text:p text:style-name="P20">Goals:</text:p>
        </text:list-item>
      </text:list>
      <text:list xml:id="list5510981566621908322" text:style-name="L11">
        <text:list-item>
          <text:list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  <text:list-item>
              <text:p text:style-name="P22">Dispersal</text:p>
            </text:list-item>
          </text:list>
        </text:list-item>
      </text:list>
      <text:list xml:id="list195752139736373" text:continue-list="list2347738655410769049" text:style-name="L10">
        <text:list-header>
          <text:p text:style-name="P20"/>
        </text:list-header>
        <text:list-item>
          <text:p text:style-name="P20">Achievements:</text:p>
        </text:list-item>
      </text:list>
      <text:list xml:id="list7411330526382100962" text:style-name="L12">
        <text:list-item>
          <text:list>
            <text:list-item>
              <text:p text:style-name="P23">Introducing Tech: Success -&gt; Dibuix</text:p>
            </text:list-item>
            <text:list-item>
              <text:p text:style-name="P23">Perfection 4: Perfect -&gt; <text:span text:style-name="T10">txt </text:span>Origins of technology and language </text:p>
            </text:list-item>
            <text:list-item>
              <text:p text:style-name="P24"><text:span text:style-name="T7">Tech nerd: No Boosts </text:span>-&gt;<text:span text:style-name="T7"> txt </text:span>quote Feynman</text:p>
            </text:list-item>
          </text:list>
        </text:list-item>
      </text:list>
      <text:list xml:id="list195752360957558" text:continue-list="list195752139736373" text:style-name="L10">
        <text:list-header>
          <text:p text:style-name="P20"/>
        </text:list-header>
        <text:list-item>
          <text:p text:style-name="P20">Story: </text:p>
          <text:list>
            <text:list-item>
              <text:p text:style-name="P20">Dibu: Escena domèstica amb foc i eines en una cova</text:p>
            </text:list-item>
            <text:list-item>
              <text:p text:style-name="P20">Contingut: Posseïdors de tecnologia, presència dels Guies</text:p>
            </text:list-item>
            <text:list-item>
              <text:p text:style-name="P20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95141006017311299" text:style-name="L13">
        <text:list-item>
          <text:p text:style-name="P25">Atributs:</text:p>
          <text:list>
            <text:list-item>
              <text:p text:style-name="P25">Mobility</text:p>
            </text:list-item>
            <text:list-item>
              <text:p text:style-name="P25">Reproduction</text:p>
            </text:list-item>
            <text:list-item>
              <text:p text:style-name="P25">Technology</text:p>
            </text:list-item>
          </text:list>
          <text:p text:style-name="P25"/>
        </text:list-item>
        <text:list-item>
          <text:p text:style-name="P25">Poders:</text:p>
          <text:list>
            <text:list-item>
              <text:p text:style-name="P26">Resistance <text:span text:style-name="T29">(àrea)</text:span></text:p>
            </text:list-item>
            <text:list-item>
              <text:p text:style-name="P26">Reproduction <text:span text:style-name="T29">(global)</text:span></text:p>
            </text:list-item>
          </text:list>
          <text:p text:style-name="P25"/>
        </text:list-item>
        <text:list-item>
          <text:p text:style-name="P25">Goals:</text:p>
        </text:list-item>
      </text:list>
      <text:list xml:id="list3802527991838939369" text:style-name="L14">
        <text:list-item>
          <text:list>
            <text:list-item>
              <text:p text:style-name="P27">Dispersal</text:p>
            </text:list-item>
            <text:list-item>
              <text:p text:style-name="P27">Dispersal</text:p>
            </text:list-item>
            <text:list-item>
              <text:p text:style-name="P27">Dispersal</text:p>
            </text:list-item>
          </text:list>
        </text:list-item>
      </text:list>
      <text:list xml:id="list195751640382231" text:continue-list="list95141006017311299" text:style-name="L13">
        <text:list-header>
          <text:p text:style-name="P25"/>
        </text:list-header>
        <text:list-item>
          <text:p text:style-name="P25">Achievements:</text:p>
        </text:list-item>
      </text:list>
      <text:list xml:id="list864791381057934273" text:style-name="L15">
        <text:list-item>
          <text:list>
            <text:list-item>
              <text:p text:style-name="P28">Getting away: Success -&gt; Dibuix</text:p>
            </text:list-item>
            <text:list-item>
              <text:p text:style-name="P28">Perfection 5: Perfect -&gt; <text:span text:style-name="T10">txt Ficció sobre Neanderthals</text:span></text:p>
            </text:list-item>
            <text:list-item>
              <text:p text:style-name="P86">You are not the first one: <text:span text:style-name="T26">arribar </text:span><text:s/>-&gt; img vikings, <text:span text:style-name="T27">arribar al nord-est</text:span></text:p>
            </text:list-item>
          </text:list>
        </text:list-item>
      </text:list>
      <text:list xml:id="list195751709626396" text:continue-list="list195751640382231" text:style-name="L13">
        <text:list-header>
          <text:p text:style-name="P25"/>
        </text:list-header>
        <text:list-item>
          <text:p text:style-name="P25">Story:</text:p>
          <text:list>
            <text:list-item>
              <text:p text:style-name="P25">Dibu: Escena de caça</text:p>
            </text:list-item>
            <text:list-item>
              <text:p text:style-name="P25">Contingut: Arrogància, tot els va bé </text:p>
            </text:list-item>
            <text:list-item>
              <text:p text:style-name="P25">Text: "We will not be afraid of anyone or anything."</text:p>
            </text:list-item>
          </text:list>
          <text:p text:style-name="P25"/>
        </text:list-item>
      </text:list>
      <text:p text:style-name="P3"/>
      <text:p text:style-name="P5">6 - Cultural Influence</text:p>
      <text:p text:style-name="P3"/>
      <text:list xml:id="list207245183490923242" text:style-name="L16">
        <text:list-item>
          <text:p text:style-name="P29">Atributs:</text:p>
          <text:list>
            <text:list-item>
              <text:p text:style-name="P29">Influence</text:p>
            </text:list-item>
            <text:list-item>
              <text:p text:style-name="P29">Mobility</text:p>
            </text:list-item>
            <text:list-item>
              <text:p text:style-name="P29">Technology</text:p>
            </text:list-item>
          </text:list>
          <text:p text:style-name="P29"/>
        </text:list-item>
        <text:list-item>
          <text:p text:style-name="P29">Poders:</text:p>
          <text:list>
            <text:list-item>
              <text:p text:style-name="P29">Mobility <text:span text:style-name="T29">(àrea)</text:span></text:p>
            </text:list-item>
            <text:list-item>
              <text:p text:style-name="P29">Reproduction <text:span text:style-name="T29">(global)</text:span></text:p>
            </text:list-item>
          </text:list>
          <text:p text:style-name="P29"/>
        </text:list-item>
        <text:list-item>
          <text:p text:style-name="P29">Goals:</text:p>
        </text:list-item>
      </text:list>
      <text:list xml:id="list5111212244003997000" text:style-name="L17">
        <text:list-item>
          <text:list>
            <text:list-item>
              <text:p text:style-name="P30">Dispersal</text:p>
            </text:list-item>
            <text:list-item>
              <text:p text:style-name="P30">Dispersal</text:p>
            </text:list-item>
            <text:list-item>
              <text:p text:style-name="P30">Dispersal</text:p>
            </text:list-item>
          </text:list>
        </text:list-item>
      </text:list>
      <text:list xml:id="list195751002804655" text:continue-list="list207245183490923242" text:style-name="L16">
        <text:list-header>
          <text:p text:style-name="P29"/>
        </text:list-header>
        <text:list-item>
          <text:p text:style-name="P29">Achievements:</text:p>
        </text:list-item>
      </text:list>
      <text:list xml:id="list8480729006643591148" text:style-name="L18">
        <text:list-item>
          <text:list>
            <text:list-item>
              <text:p text:style-name="P31">Influencer: Success -&gt; Dibuix</text:p>
            </text:list-item>
            <text:list-item>
              <text:p text:style-name="P31">Perfection 6: Perfect -&gt; <text:span text:style-name="T10">img </text:span>Hybridation Neanderthals</text:p>
            </text:list-item>
            <text:list-item>
              <text:p text:style-name="P87">I am not an animal!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195751559070437" text:continue-list="list195751002804655" text:style-name="L16">
        <text:list-item>
          <text:p text:style-name="P29">Story:</text:p>
          <text:list>
            <text:list-item>
              <text:p text:style-name="P29">Dibu: Escena de recolecció</text:p>
            </text:list-item>
            <text:list-item>
              <text:p text:style-name="P29">Contingut: Els Zho'll estan expandint-se i guanyant força</text:p>
            </text:list-item>
            <text:list-item>
              <text:p text:style-name="P29">Text: "The Guides watch us and provide for us"</text:p>
            </text:list-item>
          </text:list>
          <text:p text:style-name="P29"/>
        </text:list-item>
      </text:list>
      <text:p text:style-name="P3"/>
      <text:p text:style-name="P5">7 - Warfare</text:p>
      <text:p text:style-name="P3"/>
      <text:list xml:id="list1949639833212144753" text:style-name="L19">
        <text:list-item>
          <text:p text:style-name="P32">Atributs:</text:p>
          <text:list>
            <text:list-item>
              <text:p text:style-name="P32">Warfare</text:p>
            </text:list-item>
            <text:list-item>
              <text:p text:style-name="P32">Mobility</text:p>
            </text:list-item>
            <text:list-item>
              <text:p text:style-name="P32">Technology</text:p>
            </text:list-item>
          </text:list>
          <text:p text:style-name="P32"/>
        </text:list-item>
        <text:list-item>
          <text:p text:style-name="P32">Poders:</text:p>
          <text:list>
            <text:list-item>
              <text:p text:style-name="P33">Reproduction <text:span text:style-name="T29">(global)</text:span></text:p>
            </text:list-item>
            <text:list-item>
              <text:p text:style-name="P33">Resistance <text:span text:style-name="T29">(àrea)</text:span></text:p>
            </text:list-item>
          </text:list>
          <text:p text:style-name="P32"/>
        </text:list-item>
        <text:list-item>
          <text:p text:style-name="P32">Goals:</text:p>
        </text:list-item>
      </text:list>
      <text:list xml:id="list7062330479993207779" text:style-name="L20">
        <text:list-item>
          <text:list>
            <text:list-item>
              <text:p text:style-name="P34">Dispersal</text:p>
            </text:list-item>
            <text:list-item>
              <text:p text:style-name="P34">Dispersal</text:p>
            </text:list-item>
            <text:list-item>
              <text:p text:style-name="P34">Dispersal</text:p>
            </text:list-item>
          </text:list>
        </text:list-item>
      </text:list>
      <text:list xml:id="list195751858171914" text:continue-list="list1949639833212144753" text:style-name="L19">
        <text:list-header>
          <text:p text:style-name="P32"/>
        </text:list-header>
        <text:list-item>
          <text:p text:style-name="P32">Achievements:</text:p>
        </text:list-item>
      </text:list>
      <text:list xml:id="list250738960141979748" text:style-name="L21">
        <text:list-item>
          <text:list>
            <text:list-item>
              <text:p text:style-name="P35">Call to arms: Success -&gt; Dibuix</text:p>
            </text:list-item>
            <text:list-item>
              <text:p text:style-name="P35">Perfection 7: Perfect -&gt; <text:span text:style-name="T11">img warfare</text:span></text:p>
            </text:list-item>
            <text:list-item>
              <text:p text:style-name="P88">The world on horseback: creuar muntanyes pel nord-&gt; txt quote genghis khan</text:p>
            </text:list-item>
          </text:list>
        </text:list-item>
      </text:list>
      <text:list xml:id="list195751370386212" text:continue-list="list195751858171914" text:style-name="L19">
        <text:list-header>
          <text:p text:style-name="P32"/>
        </text:list-header>
        <text:list-item>
          <text:p text:style-name="P32">Story:</text:p>
          <text:list>
            <text:list-item>
              <text:p text:style-name="P32">Dibu: Escena de pesca</text:p>
            </text:list-item>
            <text:list-item>
              <text:p text:style-name="P32">Contingut: Els Zho'll poden acomplir el seu destí sense els Guies</text:p>
            </text:list-item>
            <text:list-item>
              <text:p text:style-name="P32">Text: "Do we need the Guides? The Zho'll already own this land!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8222863480243332154" text:style-name="L22">
        <text:list-item>
          <text:p text:style-name="P36">Atributs:</text:p>
          <text:list>
            <text:list-item>
              <text:p text:style-name="P36">Influence </text:p>
            </text:list-item>
            <text:list-item>
              <text:p text:style-name="P36">Warfare</text:p>
            </text:list-item>
            <text:list-item>
              <text:p text:style-name="P36">Resistance</text:p>
            </text:list-item>
          </text:list>
          <text:p text:style-name="P36"/>
        </text:list-item>
        <text:list-item>
          <text:p text:style-name="P36">Poders:</text:p>
          <text:list>
            <text:list-item>
              <text:p text:style-name="P36">Mobility <text:span text:style-name="T29">(àrea)</text:span></text:p>
            </text:list-item>
            <text:list-item>
              <text:p text:style-name="P36">Reproduction <text:span text:style-name="T29">(global)</text:span></text:p>
            </text:list-item>
          </text:list>
          <text:p text:style-name="P36"/>
        </text:list-item>
        <text:list-item>
          <text:p text:style-name="P36">Goals:</text:p>
        </text:list-item>
      </text:list>
      <text:list xml:id="list3721804733843024089" text:style-name="L23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95752748940944" text:continue-list="list8222863480243332154" text:style-name="L22">
        <text:list-header>
          <text:p text:style-name="P36"/>
        </text:list-header>
        <text:list-item>
          <text:p text:style-name="P36">Achievements:</text:p>
        </text:list-item>
      </text:list>
      <text:list xml:id="list4741732585582154547" text:style-name="L24">
        <text:list-item>
          <text:list>
            <text:list-item>
              <text:p text:style-name="P38">The crossing: Success -&gt; Dibuix</text:p>
            </text:list-item>
            <text:list-item>
              <text:p text:style-name="P38">Perfection 8: Perfect -&gt; Nanook</text:p>
            </text:list-item>
            <text:list-item>
              <text:p text:style-name="P89">Ice and fire: 10 eps → img igloo</text:p>
            </text:list-item>
          </text:list>
        </text:list-item>
      </text:list>
      <text:list xml:id="list195751619318937" text:continue-list="list195752748940944" text:style-name="L22">
        <text:list-header>
          <text:p text:style-name="P36"/>
        </text:list-header>
        <text:list-item>
          <text:p text:style-name="P36">Story:</text:p>
        </text:list-item>
      </text:list>
      <text:list xml:id="list4888404375066003941" text:style-name="L25">
        <text:list-item>
          <text:list>
            <text:list-item>
              <text:p text:style-name="P39">Dibu: Escena de combat </text:p>
            </text:list-item>
            <text:list-item>
              <text:p text:style-name="P39">Contingut: Dubtes; encara necessiten als Guies</text:p>
            </text:list-item>
            <text:list-item>
              <text:p text:style-name="P39">Text: "But we are not alone...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4556621468521700836" text:style-name="L26">
        <text:list-item>
          <text:p text:style-name="P40">Atributs:</text:p>
          <text:list>
            <text:list-item>
              <text:p text:style-name="P40">Reproduction</text:p>
            </text:list-item>
            <text:list-item>
              <text:p text:style-name="P40">Technology</text:p>
            </text:list-item>
            <text:list-item>
              <text:p text:style-name="P40">Mobility</text:p>
            </text:list-item>
          </text:list>
          <text:p text:style-name="P40"/>
        </text:list-item>
        <text:list-item>
          <text:p text:style-name="P40">Poders:</text:p>
          <text:list>
            <text:list-item>
              <text:p text:style-name="P40">Warfare <text:span text:style-name="T29">(global)</text:span></text:p>
            </text:list-item>
            <text:list-item>
              <text:p text:style-name="P40">Influence <text:span text:style-name="T29">(global)</text:span></text:p>
            </text:list-item>
          </text:list>
          <text:p text:style-name="P40"/>
        </text:list-item>
        <text:list-item>
          <text:p text:style-name="P40">Goals:</text:p>
        </text:list-item>
      </text:list>
      <text:list xml:id="list4286302830804831684" text:style-name="L27">
        <text:list-item>
          <text:list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  <text:list-item>
              <text:p text:style-name="P41">Dispersal</text:p>
            </text:list-item>
          </text:list>
        </text:list-item>
      </text:list>
      <text:list xml:id="list195752466770921" text:continue-list="list4556621468521700836" text:style-name="L26">
        <text:list-header>
          <text:p text:style-name="P40"/>
        </text:list-header>
        <text:list-item>
          <text:p text:style-name="P40">Achievements:</text:p>
        </text:list-item>
      </text:list>
      <text:list xml:id="list381923449905433962" text:style-name="L28">
        <text:list-item>
          <text:list>
            <text:list-item>
              <text:p text:style-name="P42">Joining forces: Success -&gt; Dibuix</text:p>
            </text:list-item>
            <text:list-item>
              <text:p text:style-name="P42">Perfection 9: Perfect -&gt; Neanderthal extinction</text:p>
            </text:list-item>
            <text:list-item>
              <text:p text:style-name="P42">Easy Peasy: No Boosts -&gt; <text:span text:style-name="T28">txt mohawk treballadors</text:span></text:p>
            </text:list-item>
          </text:list>
        </text:list-item>
      </text:list>
      <text:list xml:id="list195751681480991" text:continue-list="list195752466770921" text:style-name="L26">
        <text:list-header>
          <text:p text:style-name="P40"/>
        </text:list-header>
        <text:list-item>
          <text:p text:style-name="P40">Story:</text:p>
          <text:list>
            <text:list-item>
              <text:p text:style-name="P40">Dibu: Zho'll passant vora l'esquelet d'una espècie extingida</text:p>
            </text:list-item>
            <text:list-item>
              <text:p text:style-name="P40">Contingut: Estan a prop de conquerir tot el planeta, són l'espècie elegida</text:p>
            </text:list-item>
            <text:list-item>
              <text:p text:style-name="P40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5295126787332808584" text:style-name="L29">
        <text:list-item>
          <text:p text:style-name="P43">Atributs:</text:p>
          <text:list>
            <text:list-item>
              <text:p text:style-name="P43">Influence </text:p>
            </text:list-item>
            <text:list-item>
              <text:p text:style-name="P43">Warfare</text:p>
            </text:list-item>
            <text:list-item>
              <text:p text:style-name="P43">Technology</text:p>
            </text:list-item>
          </text:list>
        </text:list-item>
      </text:list>
      <text:p text:style-name="P3"/>
      <text:list xml:id="list195751843347312" text:continue-numbering="true" text:style-name="L29">
        <text:list-item>
          <text:p text:style-name="P43">Poders:</text:p>
          <text:list>
            <text:list-item>
              <text:p text:style-name="P44">Reproduction <text:span text:style-name="T29">(global)</text:span></text:p>
            </text:list-item>
            <text:list-item>
              <text:p text:style-name="P90">Resistance (àrea)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6938981543580813130" text:style-name="L30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195751076230377" text:continue-list="list195751843347312" text:style-name="L29">
        <text:list-header>
          <text:p text:style-name="P43"/>
        </text:list-header>
        <text:list-item>
          <text:p text:style-name="P43">Achievements:</text:p>
        </text:list-item>
      </text:list>
      <text:list xml:id="list1299426730702549730" text:style-name="L31">
        <text:list-item>
          <text:list>
            <text:list-item>
              <text:p text:style-name="P46">Find a way: Success -&gt; Dibuix</text:p>
            </text:list-item>
            <text:list-item>
              <text:p text:style-name="P47">Perfection 10: Perfect -&gt; logo murphy's toast</text:p>
            </text:list-item>
            <text:list-item>
              <text:p text:style-name="P46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195751716282226" text:continue-list="list195751076230377" text:style-name="L29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Poblat vora un llac</text:p>
            </text:list-item>
            <text:list-item>
              <text:p text:style-name="P43">Contingut: Pas de ser nòmades a sedentaris, cansats de seguir les ordres dels Guies</text:p>
            </text:list-item>
            <text:list-item>
              <text:p text:style-name="P43">Text: "Why do we have to obey the Guides and move again?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7142950731094720462" text:style-name="L32">
        <text:list-item>
          <text:p text:style-name="P48">Anar a 2 llocs, en cada un explotar un tipus de recurs: 1) minerals i 2) fusta. Al segon evitar sobreexplotació</text:p>
          <text:p text:style-name="P48"/>
        </text:list-item>
        <text:list-item>
          <text:p text:style-name="P48">Atributs:</text:p>
          <text:list>
            <text:list-item>
              <text:p text:style-name="P48">Exploitation</text:p>
            </text:list-item>
            <text:list-item>
              <text:p text:style-name="P48">Reproduction</text:p>
            </text:list-item>
            <text:list-item>
              <text:p text:style-name="P48">Technology</text:p>
            </text:list-item>
          </text:list>
          <text:p text:style-name="P48"/>
        </text:list-item>
        <text:list-item>
          <text:p text:style-name="P48">Poders:</text:p>
          <text:list>
            <text:list-item>
              <text:p text:style-name="P48">Resistance <text:span text:style-name="T29">(àrea)</text:span></text:p>
            </text:list-item>
            <text:list-item>
              <text:p text:style-name="P48">Mobility <text:span text:style-name="T29">(àrea)</text:span></text:p>
            </text:list-item>
          </text:list>
          <text:p text:style-name="P48"/>
        </text:list-item>
        <text:list-item>
          <text:p text:style-name="P48">Goals:</text:p>
        </text:list-item>
      </text:list>
      <text:list xml:id="list3736883060768916282" text:style-name="L33">
        <text:list-item>
          <text:list>
            <text:list-item>
              <text:p text:style-name="P49">Resources</text:p>
            </text:list-item>
            <text:list-item>
              <text:p text:style-name="P49">Resources</text:p>
            </text:list-item>
          </text:list>
        </text:list-item>
      </text:list>
      <text:list xml:id="list195751946599043" text:continue-list="list7142950731094720462" text:style-name="L32">
        <text:list-header>
          <text:p text:style-name="P48"/>
        </text:list-header>
        <text:list-item>
          <text:p text:style-name="P48">Achievements:</text:p>
        </text:list-item>
      </text:list>
      <text:list xml:id="list6783056490566348896" text:style-name="L34">
        <text:list-item>
          <text:list>
            <text:list-item>
              <text:p text:style-name="P50">?? : Success -&gt; Dibuix</text:p>
            </text:list-item>
            <text:list-item>
              <text:p text:style-name="P51"><text:span text:style-name="T19">Perfection 11</text:span> : Perfect -&gt; ??</text:p>
            </text:list-item>
            <text:list-item>
              <text:p text:style-name="P50">??</text:p>
            </text:list-item>
          </text:list>
        </text:list-item>
      </text:list>
      <text:list xml:id="list195752891888285" text:continue-list="list195751946599043" text:style-name="L32">
        <text:list-header>
          <text:p text:style-name="P48"/>
        </text:list-header>
        <text:list-item>
          <text:p text:style-name="P48">Story:</text:p>
          <text:list>
            <text:list-item>
              <text:p text:style-name="P48">Dibu: Símbols dels Guies en una cova</text:p>
            </text:list-item>
            <text:list-item>
              <text:p text:style-name="P48">Contingut: </text:p>
            </text:list-item>
            <text:list-item>
              <text:p text:style-name="P48">Text: "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6115341697086856982" text:style-name="L35">
        <text:list-item>
          <text:p text:style-name="P52">Competir contra una altra població pels recursos de bosc d'una zona determinada. Dues opcions: pujar influència o guerra mentre es puja exploitation i controlant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Influence</text:p>
            </text:list-item>
            <text:list-item>
              <text:p text:style-name="P91">Warfare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production <text:span text:style-name="T30">(global)</text:span></text:p>
            </text:list-item>
            <text:list-item>
              <text:p text:style-name="P92">Mobility (area)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4130120038982657984" text:style-name="L36">
        <text:list-item>
          <text:list>
            <text:list-item>
              <text:p text:style-name="P53">Resources </text:p>
            </text:list-item>
            <text:list-item>
              <text:p text:style-name="P93">Dispersal</text:p>
            </text:list-item>
          </text:list>
        </text:list-item>
      </text:list>
      <text:list xml:id="list195752267219407" text:continue-list="list6115341697086856982" text:style-name="L35">
        <text:list-header>
          <text:p text:style-name="P52"/>
        </text:list-header>
        <text:list-item>
          <text:p text:style-name="P52">Achievements:</text:p>
        </text:list-item>
      </text:list>
      <text:list xml:id="list9179685655952925183" text:style-name="L37">
        <text:list-item>
          <text:list>
            <text:list-item>
              <text:p text:style-name="P54">?? : Success -&gt; Dibuix</text:p>
            </text:list-item>
            <text:list-item>
              <text:p text:style-name="P116"><text:span text:style-name="T19">Perfection 12</text:span> : Perfect →<text:span text:style-name="T23"> txt sky burials</text:span></text:p>
            </text:list-item>
            <text:list-item>
              <text:p text:style-name="P94">Do they have gills? No boost: <text:span text:style-name="T24">-&gt; </text:span><text:span text:style-name="T25">img sama bajau bucejadors</text:span></text:p>
            </text:list-item>
          </text:list>
        </text:list-item>
      </text:list>
      <text:list xml:id="list195751563720799" text:continue-list="list195752267219407" text:style-name="L35">
        <text:list-header>
          <text:p text:style-name="P52"/>
        </text:list-header>
        <text:list-item>
          <text:p text:style-name="P52">Story:</text:p>
          <text:list>
            <text:list-item>
              <text:p text:style-name="P52">Dibu: Escena d'enterrament</text:p>
            </text:list-item>
            <text:list-item>
              <text:p text:style-name="P52">Contingut: </text:p>
            </text:list-item>
            <text:list-item>
              <text:p text:style-name="P52">Text: "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8928692725387382046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30">(àrea)</text:span></text:p>
            </text:list-item>
            <text:list-item>
              <text:p text:style-name="P55">Influence <text:span text:style-name="T30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5114280130694834458" text:style-name="L39">
        <text:list-item>
          <text:list>
            <text:list-item>
              <text:p text:style-name="P56">Resources <text:span text:style-name="T33">(fusta)</text:span></text:p>
            </text:list-item>
            <text:list-item>
              <text:p text:style-name="P56">Resources <text:span text:style-name="T33">(mineral)</text:span></text:p>
            </text:list-item>
          </text:list>
        </text:list-item>
      </text:list>
      <text:list xml:id="list195752993098769" text:continue-list="list8928692725387382046" text:style-name="L38">
        <text:list-item>
          <text:p text:style-name="P55"/>
        </text:list-item>
        <text:list-item>
          <text:p text:style-name="P55">Achievements:</text:p>
        </text:list-item>
      </text:list>
      <text:list xml:id="list6175980087743264392" text:style-name="L40">
        <text:list-item>
          <text:list>
            <text:list-item>
              <text:p text:style-name="P57">?? : Success -&gt; Dibuix</text:p>
            </text:list-item>
            <text:list-item>
              <text:p text:style-name="P58"><text:span text:style-name="T19">Perfection 13</text:span> : Perfect -&gt; ??</text:p>
            </text:list-item>
            <text:list-item>
              <text:p text:style-name="P57">??</text:p>
            </text:list-item>
          </text:list>
        </text:list-item>
      </text:list>
      <text:list xml:id="list195751329778062" text:continue-list="list195752993098769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55">Dibu: Aixecament d'un menhir amb el símbol dels Guies</text:p>
            </text:list-item>
            <text:list-item>
              <text:p text:style-name="P55">Contingut: </text:p>
            </text:list-item>
            <text:list-item>
              <text:p text:style-name="P55">Text: ""</text:p>
            </text:list-item>
          </text:list>
        </text:list-item>
      </text:list>
      <text:p text:style-name="P3"/>
      <text:p text:style-name="P6"><text:span text:style-name="T2">1</text:span><text:span text:style-name="T3">4 – </text:span><text:span text:style-name="T4">Resources + Influence </text:span><text:span text:style-name="T2">+ Warfare</text:span></text:p>
      <text:p text:style-name="P3"/>
      <text:list xml:id="list8465489870822178824" text:style-name="L41">
        <text:list-item>
          <text:p text:style-name="P95">Aconseguir un recurs tot i tenir exploitation per influència o ara bé per aniquilació dels competidors.</text:p>
          <text:p text:style-name="P59"/>
        </text:list-item>
        <text:list-item>
          <text:p text:style-name="P59">Atributs:</text:p>
          <text:list>
            <text:list-item>
              <text:p text:style-name="P96">Mobility</text:p>
            </text:list-item>
            <text:list-item>
              <text:p text:style-name="P59">Warfare</text:p>
            </text:list-item>
            <text:list-item>
              <text:p text:style-name="P97">Influència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98">Mobilitat (àrea)</text:p>
            </text:list-item>
            <text:list-item>
              <text:p text:style-name="P97">Reproduction (global)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6685788494271147558" text:style-name="L42">
        <text:list-item>
          <text:list>
            <text:list-item>
              <text:p text:style-name="P60">Resources <text:span text:style-name="T34">(mineral)</text:span></text:p>
            </text:list-item>
            <text:list-item>
              <text:p text:style-name="P61">Dispersal</text:p>
            </text:list-item>
          </text:list>
        </text:list-item>
      </text:list>
      <text:list xml:id="list195752265102194" text:continue-list="list8465489870822178824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7521484587322894902" text:style-name="L43">
        <text:list-item>
          <text:list>
            <text:list-item>
              <text:p text:style-name="P62">?? : Success -&gt; Dibuix</text:p>
            </text:list-item>
            <text:list-item>
              <text:p text:style-name="P63"><text:span text:style-name="T19">Perfection 14</text:span> : Perfect -&gt; ??</text:p>
            </text:list-item>
            <text:list-item>
              <text:p text:style-name="P62">??</text:p>
            </text:list-item>
          </text:list>
        </text:list-item>
      </text:list>
      <text:list xml:id="list195753064520255" text:continue-list="list195752265102194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59">Dibu: Escena de domesticació animals</text:p>
            </text:list-item>
            <text:list-item>
              <text:p text:style-name="P59">Contingut: </text:p>
            </text:list-item>
            <text:list-item>
              <text:p text:style-name="P59">Text: ""</text:p>
            </text:list-item>
          </text:list>
        </text:list-item>
      </text:list>
      <text:p text:style-name="P5">1<text:span text:style-name="T1">5 – Exploitation + Trade</text:span></text:p>
      <text:p text:style-name="P3"/>
      <text:list xml:id="list1924467606495834117" text:style-name="L44">
        <text:list-item>
          <text:p text:style-name="P64">Agafar fusta i canviar-lo per metalls a on hi ha una altra població mitjançant trade</text:p>
          <text:p text:style-name="P64"/>
        </text:list-item>
        <text:list-item>
          <text:p text:style-name="P64">Atributs: </text:p>
          <text:list>
            <text:list-item>
              <text:p text:style-name="P64">Trade</text:p>
            </text:list-item>
            <text:list-item>
              <text:p text:style-name="P99">Exploitation</text:p>
            </text:list-item>
            <text:list-item>
              <text:p text:style-name="P100">Technology</text:p>
            </text:list-item>
          </text:list>
          <text:p text:style-name="P64"/>
        </text:list-item>
        <text:list-item>
          <text:p text:style-name="P64">Poders:</text:p>
          <text:list>
            <text:list-item>
              <text:p text:style-name="P101">Mobility (àrea)</text:p>
            </text:list-item>
            <text:list-item>
              <text:p text:style-name="P102">Reproduction (global)</text:p>
            </text:list-item>
          </text:list>
        </text:list-item>
      </text:list>
      <text:h text:style-name="Heading_20_4" text:outline-level="4"/>
      <text:list xml:id="list195751898822129" text:continue-numbering="true" text:style-name="L44">
        <text:list-item>
          <text:p text:style-name="P64">Goals:</text:p>
        </text:list-item>
      </text:list>
      <text:list xml:id="list4745734523816041241" text:style-name="L45">
        <text:list-item>
          <text:list>
            <text:list-item>
              <text:p text:style-name="P65">Resources <text:span text:style-name="T34">(wood)</text:span></text:p>
            </text:list-item>
            <text:list-item>
              <text:p text:style-name="P66">Resources <text:s/><text:span text:style-name="T34">(mineral)</text:span></text:p>
            </text:list-item>
          </text:list>
        </text:list-item>
      </text:list>
      <text:list xml:id="list195753007943979" text:continue-list="list195751898822129" text:style-name="L44">
        <text:list-header>
          <text:p text:style-name="P64"/>
        </text:list-header>
        <text:list-item>
          <text:p text:style-name="P64">Achievements:</text:p>
        </text:list-item>
      </text:list>
      <text:list xml:id="list9132822543805933746" text:style-name="L46">
        <text:list-item>
          <text:list>
            <text:list-item>
              <text:p text:style-name="P67">?? : Success -&gt; Dibuix</text:p>
            </text:list-item>
            <text:list-item>
              <text:p text:style-name="P68"><text:span text:style-name="T19">Perfection 15</text:span> : Perfect -&gt; ??</text:p>
            </text:list-item>
            <text:list-item>
              <text:p text:style-name="P67">??</text:p>
            </text:list-item>
          </text:list>
        </text:list-item>
      </text:list>
      <text:list xml:id="list195752806272932" text:continue-list="list195753007943979" text:style-name="L44">
        <text:list-header>
          <text:p text:style-name="P64"/>
        </text:list-header>
        <text:list-item>
          <text:p text:style-name="P64">Story:</text:p>
          <text:list>
            <text:list-item>
              <text:p text:style-name="P64">Dibu: Escena d'agricultura</text:p>
            </text:list-item>
            <text:list-item>
              <text:p text:style-name="P64">Contingut: </text:p>
            </text:list-item>
            <text:list-item>
              <text:p text:style-name="P64">Text: ""</text:p>
            </text:list-item>
          </text:list>
        </text:list-item>
      </text:list>
      <text:p text:style-name="P3"/>
      <text:p text:style-name="P5">16 - Terraforming</text:p>
      <text:p text:style-name="P3"/>
      <text:list xml:id="list9183742597797870630" text:style-name="L47">
        <text:list-item>
          <text:p text:style-name="P69">Transformar una zona àrida en una de ben cultivada</text:p>
          <text:p text:style-name="P69"/>
        </text:list-item>
        <text:list-item>
          <text:p text:style-name="P69">Atributs:</text:p>
          <text:list>
            <text:list-item>
              <text:p text:style-name="P69">Terraforming</text:p>
            </text:list-item>
            <text:list-item>
              <text:p text:style-name="P69">Technology</text:p>
            </text:list-item>
            <text:list-item>
              <text:p text:style-name="P69">Mobility</text:p>
            </text:list-item>
          </text:list>
          <text:p text:style-name="P69"/>
        </text:list-item>
        <text:list-item>
          <text:p text:style-name="P69">Poders:</text:p>
          <text:list>
            <text:list-item>
              <text:p text:style-name="P69">Reproduction <text:span text:style-name="T30">(global)</text:span></text:p>
            </text:list-item>
            <text:list-item>
              <text:p text:style-name="P69">Resistance <text:span text:style-name="T30">(àrea)</text:span></text:p>
            </text:list-item>
          </text:list>
          <text:p text:style-name="P69"/>
        </text:list-item>
        <text:list-item>
          <text:p text:style-name="P69">Goals:</text:p>
        </text:list-item>
      </text:list>
      <text:list xml:id="list2154627949342884639" text:style-name="L48">
        <text:list-item>
          <text:list>
            <text:list-item>
              <text:p text:style-name="P70">Dispersal</text:p>
            </text:list-item>
            <text:list-item>
              <text:p text:style-name="P70">Population</text:p>
            </text:list-item>
          </text:list>
        </text:list-item>
      </text:list>
      <text:list xml:id="list195752779924710" text:continue-list="list9183742597797870630" text:style-name="L47">
        <text:list-header>
          <text:p text:style-name="P69"/>
        </text:list-header>
        <text:list-item>
          <text:p text:style-name="P69">Achievements:</text:p>
        </text:list-item>
      </text:list>
      <text:list xml:id="list2045929241619040599" text:style-name="L49">
        <text:list-item>
          <text:list>
            <text:list-item>
              <text:p text:style-name="P71">?? : Success -&gt; Dibuix</text:p>
            </text:list-item>
            <text:list-item>
              <text:p text:style-name="P72"><text:span text:style-name="T19">Perfection 16</text:span> : Perfect -&gt; ??</text:p>
            </text:list-item>
            <text:list-item>
              <text:p text:style-name="P71">??</text:p>
            </text:list-item>
          </text:list>
        </text:list-item>
      </text:list>
      <text:list xml:id="list195752942406365" text:continue-list="list195752779924710" text:style-name="L47">
        <text:list-header>
          <text:p text:style-name="P69"/>
        </text:list-header>
        <text:list-item>
          <text:p text:style-name="P69">Story:</text:p>
          <text:list>
            <text:list-item>
              <text:p text:style-name="P69">Dibu: Escena de pesca</text:p>
            </text:list-item>
            <text:list-item>
              <text:p text:style-name="P69">Contingut: </text:p>
            </text:list-item>
            <text:list-item>
              <text:p text:style-name="P69">Text: "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5569738251648107037" text:style-name="L50">
        <text:list-item>
          <text:p text:style-name="P73">Expandir una població mitjançant terraforming mentre es recolecta un recurs (cal evitar sobreexplotació)</text:p>
          <text:p text:style-name="P73"/>
        </text:list-item>
        <text:list-item>
          <text:p text:style-name="P73">Atributs:</text:p>
          <text:list>
            <text:list-item>
              <text:p text:style-name="P73">Terraform</text:p>
            </text:list-item>
            <text:list-item>
              <text:p text:style-name="P73">Exploitation</text:p>
            </text:list-item>
            <text:list-item>
              <text:p text:style-name="P103">Resistance</text:p>
            </text:list-item>
          </text:list>
          <text:p text:style-name="P73"/>
        </text:list-item>
        <text:list-item>
          <text:p text:style-name="P73">Poders:</text:p>
          <text:list>
            <text:list-item>
              <text:p text:style-name="P73"><text:span text:style-name="T36">Reproduction</text:span> <text:span text:style-name="T30">(global)</text:span></text:p>
            </text:list-item>
            <text:list-item>
              <text:p text:style-name="P73"><text:span text:style-name="T35">Mobility</text:span> <text:span text:style-name="T30">(àrea)</text:span></text:p>
            </text:list-item>
          </text:list>
          <text:p text:style-name="P73"/>
        </text:list-item>
        <text:list-item>
          <text:p text:style-name="P73">Goals:</text:p>
        </text:list-item>
      </text:list>
      <text:list xml:id="list249366935929996163" text:style-name="L51">
        <text:list-item>
          <text:list>
            <text:list-item>
              <text:p text:style-name="P75">Population</text:p>
            </text:list-item>
            <text:list-item>
              <text:p text:style-name="P75">Dispersal</text:p>
            </text:list-item>
            <text:list-item>
              <text:p text:style-name="P75">Resources</text:p>
            </text:list-item>
          </text:list>
        </text:list-item>
      </text:list>
      <text:list xml:id="list195751035628530" text:continue-list="list5569738251648107037" text:style-name="L50">
        <text:list-header>
          <text:p text:style-name="P73"/>
        </text:list-header>
        <text:list-item>
          <text:p text:style-name="P73">Achievements:</text:p>
        </text:list-item>
      </text:list>
      <text:list xml:id="list4759391564940769954" text:style-name="L52">
        <text:list-item>
          <text:list>
            <text:list-item>
              <text:p text:style-name="P76">?? : Success -&gt; Dibuix</text:p>
            </text:list-item>
            <text:list-item>
              <text:p text:style-name="P77"><text:span text:style-name="T19">Perfection 17</text:span> : Perfect-<text:span text:style-name="T20">&gt; img miners de sulfur a java</text:span></text:p>
            </text:list-item>
            <text:list-item>
              <text:p text:style-name="P77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195751469234058" text:continue-list="list195751035628530" text:style-name="L50">
        <text:list-header>
          <text:p text:style-name="P73"/>
        </text:list-header>
        <text:list-item>
          <text:p text:style-name="P73">Story:</text:p>
          <text:list>
            <text:list-item>
              <text:p text:style-name="P74">Dibu: Ciutat al fons, i nau a la dreta</text:p>
            </text:list-item>
            <text:list-item>
              <text:p text:style-name="P73">Contingut: </text:p>
            </text:list-item>
            <text:list-item>
              <text:p text:style-name="P73">Text: ""</text:p>
            </text:list-item>
          </text:list>
        </text:list-item>
      </text:list>
      <text:p text:style-name="P3"/>
      <text:p text:style-name="P5">18 - Terraforming + Exploitation + War</text:p>
      <text:p text:style-name="P3"/>
      <text:list xml:id="list4374735027190219832" text:style-name="L53">
        <text:list-item>
          <text:p text:style-name="P78">Expandir una població mitjançant terraforming mentre es competeix per un recurs amb una altra cultura</text:p>
          <text:p text:style-name="P78"/>
        </text:list-item>
        <text:list-item>
          <text:p text:style-name="P78">Atributs:</text:p>
          <text:list>
            <text:list-item>
              <text:p text:style-name="P104">Technology</text:p>
            </text:list-item>
            <text:list-item>
              <text:p text:style-name="P105">Reproduction</text:p>
            </text:list-item>
            <text:list-item>
              <text:p text:style-name="P78">Trade</text:p>
            </text:list-item>
          </text:list>
          <text:p text:style-name="P78"/>
        </text:list-item>
        <text:list-item>
          <text:p text:style-name="P78">Poders:</text:p>
          <text:list>
            <text:list-item>
              <text:p text:style-name="P78">Warfare <text:span text:style-name="T30">(global)</text:span></text:p>
            </text:list-item>
            <text:list-item>
              <text:p text:style-name="P106"><text:span text:style-name="T37">Influence </text:span>(<text:span text:style-name="T37">global</text:span>)</text:p>
            </text:list-item>
          </text:list>
          <text:p text:style-name="P78"/>
        </text:list-item>
        <text:list-item>
          <text:p text:style-name="P78">Goals:</text:p>
        </text:list-item>
      </text:list>
      <text:list xml:id="list5666405615923156885" text:style-name="L54">
        <text:list-item>
          <text:list>
            <text:list-item>
              <text:p text:style-name="P79">Population</text:p>
            </text:list-item>
            <text:list-item>
              <text:p text:style-name="P79">Resources</text:p>
            </text:list-item>
            <text:list-item>
              <text:p text:style-name="P79">Resources</text:p>
            </text:list-item>
          </text:list>
        </text:list-item>
      </text:list>
      <text:list xml:id="list195751796617407" text:continue-list="list4374735027190219832" text:style-name="L53">
        <text:list-header>
          <text:p text:style-name="P78"/>
        </text:list-header>
        <text:list-item>
          <text:p text:style-name="P78">Achievements:</text:p>
        </text:list-item>
      </text:list>
      <text:list xml:id="list5505544984736799657" text:style-name="L55">
        <text:list-item>
          <text:list>
            <text:list-item>
              <text:p text:style-name="P80">?? : Success -&gt; Dibuix</text:p>
            </text:list-item>
            <text:list-item>
              <text:p text:style-name="P80">?? : Perfect -&gt; ??</text:p>
            </text:list-item>
            <text:list-item>
              <text:p text:style-name="P80">??</text:p>
            </text:list-item>
          </text:list>
        </text:list-item>
      </text:list>
      <text:list xml:id="list195752103407975" text:continue-list="list195751796617407" text:style-name="L53">
        <text:list-header>
          <text:p text:style-name="P78"/>
        </text:list-header>
        <text:list-item>
          <text:p text:style-name="P78">Story:</text:p>
          <text:list>
            <text:list-item>
              <text:p text:style-name="P78">Dibu: Escena d'intercanvi entre animals i un carro</text:p>
            </text:list-item>
            <text:list-item>
              <text:p text:style-name="P78">Contingut: </text:p>
            </text:list-item>
            <text:list-item>
              <text:p text:style-name="P78">Text: ""</text:p>
            </text:list-item>
          </text:list>
        </text:list-item>
      </text:list>
      <text:p text:style-name="P5">19 - Terraforming + <text:span text:style-name="T31">Warfare</text:span></text:p>
      <text:p text:style-name="P3"/>
      <text:list xml:id="list8233622035461330820" text:style-name="L56">
        <text:list-item>
          <text:p text:style-name="P107">Aconseguir suficient població per destruïr l'altra població</text:p>
          <text:p text:style-name="P81"/>
        </text:list-item>
        <text:list-item>
          <text:p text:style-name="P81">Atributs:</text:p>
          <text:list>
            <text:list-item>
              <text:p text:style-name="P81">Terraform</text:p>
            </text:list-item>
            <text:list-item>
              <text:p text:style-name="P109">Technology</text:p>
            </text:list-item>
            <text:list-item>
              <text:p text:style-name="P107">Warfare</text:p>
            </text:list-item>
          </text:list>
          <text:p text:style-name="P81"/>
        </text:list-item>
        <text:list-item>
          <text:p text:style-name="P81">Poders:</text:p>
          <text:list>
            <text:list-item>
              <text:p text:style-name="P81"><text:span text:style-name="T31">Reproduction</text:span> <text:span text:style-name="T30">(global)</text:span></text:p>
            </text:list-item>
            <text:list-item>
              <text:p text:style-name="P81">Mobility <text:span text:style-name="T30">(àrea)</text:span></text:p>
            </text:list-item>
          </text:list>
          <text:p text:style-name="P81"/>
        </text:list-item>
        <text:list-item>
          <text:p text:style-name="P81">Goals:</text:p>
        </text:list-item>
      </text:list>
      <text:list xml:id="list2034138658984781005" text:style-name="L57">
        <text:list-item>
          <text:list>
            <text:list-item>
              <text:p text:style-name="P108">Population</text:p>
            </text:list-item>
            <text:list-item>
              <text:p text:style-name="P113">Dispersal</text:p>
            </text:list-item>
          </text:list>
        </text:list-item>
      </text:list>
      <text:list xml:id="list195751953489445" text:continue-list="list8233622035461330820" text:style-name="L56">
        <text:list-header>
          <text:p text:style-name="P81"/>
        </text:list-header>
        <text:list-item>
          <text:p text:style-name="P81">Achievements:</text:p>
        </text:list-item>
      </text:list>
      <text:list xml:id="list4210695127952340022" text:style-name="L58">
        <text:list-item>
          <text:list>
            <text:list-item>
              <text:p text:style-name="P82">?? : Success -&gt; Dibuix</text:p>
            </text:list-item>
            <text:list-item>
              <text:p text:style-name="P82">?? : Perfect -&gt; ??</text:p>
            </text:list-item>
            <text:list-item>
              <text:p text:style-name="P82">??</text:p>
            </text:list-item>
          </text:list>
        </text:list-item>
      </text:list>
      <text:list xml:id="list195752183614978" text:continue-list="list195751953489445" text:style-name="L56">
        <text:list-header>
          <text:p text:style-name="P81"/>
        </text:list-header>
        <text:list-item>
          <text:p text:style-name="P81">Story:</text:p>
          <text:list>
            <text:list-item>
              <text:p text:style-name="P81">Dibu: <text:span text:style-name="T31">Escena de guerra</text:span></text:p>
            </text:list-item>
            <text:list-item>
              <text:p text:style-name="P81">Contingut: </text:p>
            </text:list-item>
            <text:list-item>
              <text:p text:style-name="P81">Text: ""</text:p>
            </text:list-item>
          </text:list>
        </text:list-item>
      </text:list>
      <text:p text:style-name="P3"/>
      <text:p text:style-name="P5">20 – <text:span text:style-name="T32">Population + Dispersal</text:span></text:p>
      <text:p text:style-name="P3"/>
      <text:list xml:id="list6362216460884476023" text:style-name="L59">
        <text:list-item>
          <text:p text:style-name="P110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83">Atributs:</text:p>
          <text:list>
            <text:list-item>
              <text:p text:style-name="P114">Mobility</text:p>
            </text:list-item>
            <text:list-item>
              <text:p text:style-name="P110">Technology</text:p>
            </text:list-item>
            <text:list-item>
              <text:p text:style-name="P110">Resistance</text:p>
            </text:list-item>
          </text:list>
        </text:list-item>
        <text:list-item>
          <text:p text:style-name="P83">Poders:</text:p>
          <text:list>
            <text:list-item>
              <text:p text:style-name="P110">Reproduction <text:span text:style-name="T38">(global)</text:span></text:p>
            </text:list-item>
            <text:list-item>
              <text:p text:style-name="P115">Mobility (<text:span text:style-name="T39">àrea</text:span>)</text:p>
            </text:list-item>
          </text:list>
          <text:p text:style-name="P83"/>
        </text:list-item>
        <text:list-item>
          <text:p text:style-name="P84">Goals:</text:p>
          <text:list>
            <text:list-item>
              <text:p text:style-name="P110">Per eliminar la població:</text:p>
            </text:list-item>
          </text:list>
        </text:list-item>
      </text:list>
      <text:h text:style-name="Heading_20_5" text:outline-level="5">Population (a 0)</text:h>
      <text:list xml:id="list195752218825685" text:continue-numbering="true" text:style-name="L59">
        <text:list-item>
          <text:list>
            <text:list-item>
              <text:p text:style-name="P110">Per salvar la població:</text:p>
            </text:list-item>
          </text:list>
        </text:list-item>
      </text:list>
      <text:list xml:id="list2268039465049948996" text:style-name="L61">
        <text:list-item>
          <text:p text:style-name="P112">Dispersal</text:p>
        </text:list-item>
        <text:list-item>
          <text:p text:style-name="P111">Population</text:p>
        </text:list-item>
      </text:list>
      <text:list xml:id="list195751428427738" text:continue-list="list195752218825685" text:style-name="L59">
        <text:list-header>
          <text:p text:style-name="P83"/>
        </text:list-header>
        <text:list-item>
          <text:p text:style-name="P83">Achievements:</text:p>
        </text:list-item>
      </text:list>
      <text:list xml:id="list3308953698263237466" text:style-name="L62">
        <text:list-item>
          <text:p text:style-name="P85"><text:span text:style-name="T18">Humans go home!</text:span> : Success -&gt; Dibuix</text:p>
        </text:list-item>
        <text:list-item>
          <text:p text:style-name="P85"><text:span text:style-name="T22">That's no moon: </text:span>Perfect<text:span text:style-name="T19">ion </text:span>&gt; <text:span text:style-name="T5">Imatge: arrivada a la lluna</text:span></text:p>
        </text:list-item>
        <text:list-item>
          <text:p text:style-name="P85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195751044680332" text:continue-list="list195751428427738" text:style-name="L59">
        <text:list-header>
          <text:p text:style-name="P83"/>
        </text:list-header>
        <text:list-item>
          <text:p text:style-name="P83">Story:</text:p>
          <text:list>
            <text:list-item>
              <text:p text:style-name="P83">Dibu: Fi del culte als Guies, destrucció dels símbols mentre la nau marxa</text:p>
            </text:list-item>
            <text:list-item>
              <text:p text:style-name="P83">Contingut: </text:p>
            </text:list-item>
            <text:list-item>
              <text:p text:style-name="P83">Text: "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09T19:57:50.829979082</dc:date>
    <dc:creator>Xavier Rubio-Campillo</dc:creator>
    <meta:editing-duration>P1DT4H17M10S</meta:editing-duration>
    <meta:editing-cycles>82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498" meta:word-count="1750" meta:character-count="8787" meta:non-whitespace-character-count="7891"/>
  </office:meta>
</office:document-meta>
</file>